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Like the battle over the City of Indra</text:p>
      <text:p text:style-name="Normal">My mind</text:p>
      <text:p text:style-name="Normal">Devas guiltlessly dancing benevolent dances</text:p>
      <text:p text:style-name="Normal">Armies of Asuras, sneering at my joy</text:p>
      <text:p text:style-name="Normal">All I ever wanted was to be a non-commercial being</text:p>
      <text:p text:style-name="Normal">I had no idea how I was to get there</text:p>
      <text:p text:style-name="Normal">But something in me wouldn’t succumb to the economic conditioning of earthly karma</text:p>
      <text:p text:style-name="Normal">Something in me wouldn’t accept that Samsara was it</text:p>
      <text:p text:style-name="Normal">And that me had an ego collapse</text:p>
      <text:p text:style-name="Normal">The new man in me has been Graced with some Heavenly Treasures</text:p>
      <text:p text:style-name="Normal">A simple declaration</text:p>
      <text:p text:style-name="Normal">Not a boast</text:p>
      <text:p text:style-name="Normal"/>
      <text:p text:style-name="Normal">Non-economic being</text:p>
      <text:p text:style-name="Normal">Is a supernatural state</text:p>
      <text:p text:style-name="Normal">Doors wide open to St. Anthony’s angels &amp; demons</text:p>
      <text:p text:style-name="Normal">Thirsting through the dark desert, an itinerant</text:p>
      <text:p text:style-name="Normal">Faith in some oasis.. out there</text:p>
      <text:p text:style-name="Normal">Something new</text:p>
      <text:p text:style-name="Normal">Over the sun</text:p>
      <text:p text:style-name="Normal">Whatever that is</text:p>
      <text:p text:style-name="Normal">Is where I</text:p>
      <text:p text:style-name="Normal">In the lower mysteries</text:p>
      <text:p text:style-name="Normal">Had placed my hope</text:p>
      <text:p text:style-name="Normal">That was</text:p>
      <text:p text:style-name="Normal">Until my craving ceased</text:p>
      <text:p text:style-name="Normal">Then the Great Fear of the unknown</text:p>
      <text:p text:style-name="Normal">Stood like a Harrowing Threshold Guardian</text:p>
      <text:p text:style-name="Normal"> <text:s text:c="2"/>screaming: “Who goes there?!”</text:p>
      <text:p text:style-name="Normal">And I had no answer, for many years</text:p>
      <text:p text:style-name="Normal">How the Grace came, I cannot say</text:p>
      <text:p text:style-name="Normal">But there are special times which stand out in my mind, like monuments in Her Cosmic Storehouse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